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318cm" fo:margin-left="-0.217cm" fo:margin-right="-0.215cm" table:align="margins"/>
    </style:style>
    <style:style style:name="Таблица1.A" style:family="table-column">
      <style:table-column-properties style:column-width="3.632cm" style:rel-column-width="2059*"/>
    </style:style>
    <style:style style:name="Таблица1.B" style:family="table-column">
      <style:table-column-properties style:column-width="10.151cm" style:rel-column-width="5755*"/>
    </style:style>
    <style:style style:name="Таблица1.C" style:family="table-column">
      <style:table-column-properties style:column-width="3.535cm" style:rel-column-width="200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2" style:family="table-row">
      <style:table-row-properties style:min-row-height="2.133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3.5pt" fo:font-style="normal" fo:text-shadow="none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style:font-name="Times New Roman1" fo:font-size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1" fo:font-size="14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4pt"/>
    </style:style>
    <style:style style:name="P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Table_20_Contents" style:list-style-name="L2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Table_20_Contents" style:list-style-name="L3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Table_20_Contents" style:list-style-name="L4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able_20_Contents" style:list-style-name="L3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Table_20_Contents" style:list-style-name="L4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Table_20_Contents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6" style:family="paragraph" style:parent-style-name="Table_20_Contents" style:list-style-name="L2">
      <style:paragraph-properties fo:text-align="justify" style:justify-single-word="false"/>
      <style:text-properties fo:font-size="14pt" style:font-size-asian="14pt" style:font-size-complex="14pt"/>
    </style:style>
    <style:style style:name="P17" style:family="paragraph" style:parent-style-name="Table_20_Contents" style:list-style-name="L4">
      <style:paragraph-properties fo:text-align="justify" style:justify-single-word="false"/>
      <style:text-properties fo:font-size="14pt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4pt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26" style:family="paragraph" style:parent-style-name="Standard">
      <style:paragraph-properties fo:margin-left="-0.938cm" fo:margin-right="-1.011cm" fo:text-align="center" style:justify-single-word="false" fo:text-indent="0cm" style:auto-text-indent="false">
        <style:tab-stops>
          <style:tab-stop style:position="0.048cm"/>
          <style:tab-stop style:position="0.577cm"/>
        </style:tab-stops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-0.938cm" fo:margin-right="-1.011cm" fo:text-align="center" style:justify-single-word="false" fo:text-indent="0cm" style:auto-text-indent="false">
        <style:tab-stops>
          <style:tab-stop style:position="0.048cm"/>
          <style:tab-stop style:position="0.577cm"/>
        </style:tab-stops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style:text-outline="false" style:text-line-through-style="none" fo:font-size="13.5pt" fo:font-style="normal" fo:text-shadow="none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Times New Roman" fo:font-size="13pt" fo:font-style="normal" fo:text-shadow="none" style:text-underline-style="none" fo:font-weight="normal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Times New Roman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size-asian="18pt" style:font-weight-asian="bold" style:font-size-complex="18pt" style:font-weight-complex="bold"/>
    </style:style>
    <style:style style:name="T7" style:family="text">
      <style:text-properties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7">План выполнения дипломного проекта на тему</text:span></text:p>
      <text:p text:style-name="P26">Система управления и контроля сетевых устройств на основе простого протокола управления сетями</text:p>
      <text:p text:style-name="P26"/>
      <text:p text:style-name="P22">студента гр. 111131</text:p>
      <text:p text:style-name="P23">Грачева Дениса</text:p>
      <text:p text:style-name="P23"/>
      <text:p text:style-name="P22">научный руководитель:<text:line-break/><text:span text:style-name="T5">Курасов Юрий Викторович</text:span></text:p>
      <text:p text:style-name="P22"><text:span text:style-name="T5"/></text:p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5">№ недели</text:p>
            </table:table-cell>
            <table:table-cell table:style-name="Таблица1.A1" office:value-type="string">
              <text:p text:style-name="P5">Описание</text:p>
            </table:table-cell>
            <table:table-cell table:style-name="Таблица1.C1" office:value-type="string">
              <text:p text:style-name="P5">Отметка</text:p>
              <text:p text:style-name="P5">о выполнении</text:p>
            </table:table-cell>
          </table:table-row>
        </table:table-header-rows>
        <table:table-row table:style-name="Таблица1.2">
          <table:table-cell table:style-name="Таблица1.A2" office:value-type="string">
            <text:p text:style-name="P18">1</text:p>
            <text:p text:style-name="P19">27.10 - 02.11</text:p>
          </table:table-cell>
          <table:table-cell table:style-name="Таблица1.A2" office:value-type="string">
            <text:p text:style-name="P5">Разработка диаграммы классов и использования. <text:span text:style-name="T3">Подбор материала для литературного обзора, подготовка введения</text:span></text:p>
          </table:table-cell>
          <table:table-cell table:style-name="Таблица1.C2" office:value-type="string">
            <text:list xml:id="list1561307927" text:style-name="L1">
              <text:list-header>
                <text:p text:style-name="P15"/>
              </text:list-header>
            </text:list>
          </table:table-cell>
        </table:table-row>
        <table:table-row>
          <table:table-cell table:style-name="Таблица1.A2" office:value-type="string">
            <text:p text:style-name="P18">2</text:p>
            <text:p text:style-name="P19">03.11 - 09.11</text:p>
          </table:table-cell>
          <table:table-cell table:style-name="Таблица1.A2" office:value-type="string">
            <text:p text:style-name="P6">Реализация библиотек для работы с SNMP (минимум) согласно диаграмме классов</text:p>
            <text:p text:style-name="P6"/>
          </table:table-cell>
          <table:table-cell table:style-name="Таблица1.C2" office:value-type="string">
            <text:list xml:id="list641294825" text:style-name="L2">
              <text:list-header>
                <text:p text:style-name="P16"/>
              </text:list-header>
            </text:list>
          </table:table-cell>
        </table:table-row>
        <table:table-row>
          <table:table-cell table:style-name="Таблица1.A2" office:value-type="string">
            <text:p text:style-name="P18">3</text:p>
            <text:p text:style-name="P19">10.11 - 16.11</text:p>
          </table:table-cell>
          <table:table-cell table:style-name="Таблица1.A2" office:value-type="string">
            <text:list xml:id="list1912678874" text:continue-numbering="true" text:style-name="L2">
              <text:list-header>
                <text:p text:style-name="P7"><text:span text:style-name="T4">Разработка базовой структуры методов для взаимодействия между пользователем и <text:s/>SNMP</text:span></text:p>
              </text:list-header>
            </text:list>
          </table:table-cell>
          <table:table-cell table:style-name="Таблица1.C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18">4</text:p>
            <text:p text:style-name="P19">17.11 - 23.11</text:p>
          </table:table-cell>
          <table:table-cell table:style-name="Таблица1.A2" office:value-type="string">
            <text:p text:style-name="P10"/>
            <text:list xml:id="list641873675" text:style-name="L3">
              <text:list-header>
                <text:p text:style-name="P11">Частичное написание документации </text:p>
              </text:list-header>
            </text:list>
          </table:table-cell>
          <table:table-cell table:style-name="Таблица1.C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18">5</text:p>
            <text:p text:style-name="P19">24.11 - 30.11</text:p>
          </table:table-cell>
          <table:table-cell table:style-name="Таблица1.A2" office:value-type="string">
            <text:list xml:id="list436234801" text:continue-numbering="true" text:style-name="L3">
              <text:list-header>
                <text:p text:style-name="P8"><text:span text:style-name="T4">Окончательная разработка библиотеки для работы с SNMP и их отладка.</text:span></text:p>
              </text:list-header>
            </text:list>
          </table:table-cell>
          <table:table-cell table:style-name="Таблица1.C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18">6</text:p>
            <text:p text:style-name="P19">01.12 - 07.12</text:p>
          </table:table-cell>
          <table:table-cell table:style-name="Таблица1.A2" office:value-type="string">
            <text:p text:style-name="P6"><text:span text:style-name="T4">Разработка окончательной структуры методов</text:span></text:p>
            <text:p text:style-name="P6"><text:span text:style-name="T4">между пользователем и <text:s/>SNMP</text:span></text:p>
          </table:table-cell>
          <table:table-cell table:style-name="Таблица1.C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18">7</text:p>
            <text:p text:style-name="P19">08.12 - 14.12</text:p>
          </table:table-cell>
          <table:table-cell table:style-name="Таблица1.A2" office:value-type="string">
            <text:list xml:id="list1628274773" text:style-name="L4">
              <text:list-header>
                <text:p text:style-name="P9">Окончательное написание документации </text:p>
              </text:list-header>
            </text:list>
          </table:table-cell>
          <table:table-cell table:style-name="Таблица1.C2" office:value-type="string">
            <text:list xml:id="list1389084610" text:continue-numbering="true" text:style-name="L4">
              <text:list-header>
                <text:p text:style-name="P17"/>
              </text:list-header>
            </text:list>
          </table:table-cell>
        </table:table-row>
        <table:table-row>
          <table:table-cell table:style-name="Таблица1.A2" office:value-type="string">
            <text:p text:style-name="P18">8</text:p>
            <text:p text:style-name="P19">15.12 - 21.12</text:p>
          </table:table-cell>
          <table:table-cell table:style-name="Таблица1.A2" office:value-type="string">
            <text:list xml:id="list634795318" text:continue-numbering="true" text:style-name="L4">
              <text:list-header>
                <text:p text:style-name="P13">Написание литературного обзора и введения</text:p>
              </text:list-header>
            </text:list>
          </table:table-cell>
          <table:table-cell table:style-name="Таблица1.C2" office:value-type="string">
            <text:list xml:id="list1057703996" text:continue-numbering="true" text:style-name="L4">
              <text:list-header>
                <text:p text:style-name="P17"/>
              </text:list-header>
            </text:list>
          </table:table-cell>
        </table:table-row>
        <table:table-row>
          <table:table-cell table:style-name="Таблица1.A2" office:value-type="string">
            <text:p text:style-name="P18">9</text:p>
            <text:p text:style-name="P19">22.12 - 28.12</text:p>
          </table:table-cell>
          <table:table-cell table:style-name="Таблица1.A2" office:value-type="string">
            <text:p text:style-name="P20">Отладка, тестирование полученного ПО</text:p>
            <text:p text:style-name="P24"/>
          </table:table-cell>
          <table:table-cell table:style-name="Таблица1.C2" office:value-type="string">
            <text:p text:style-name="P14"/>
          </table:table-cell>
        </table:table-row>
      </table:table>
      <text:p text:style-name="P22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69cm" fo:margin-right="2.0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9:04:30</meta:creation-date>
    <dc:date>2014-12-03T15:13:51</dc:date>
    <meta:editing-duration>PT2H32M54S</meta:editing-duration>
    <meta:editing-cycles>30</meta:editing-cycles>
    <meta:generator>LibreOffice/3.4$Linux LibreOffice_project/340m1$Build-602</meta:generator>
    <meta:document-statistic meta:table-count="1" meta:image-count="0" meta:object-count="0" meta:page-count="1" meta:paragraph-count="37" meta:word-count="136" meta:character-count="926" meta:non-whitespace-character-count="824"/>
  </office:meta>
</office:document-meta>
</file>